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869cm"/>
    </style:style>
    <style:style style:name="co3" style:family="table-column">
      <style:table-column-properties fo:break-before="auto" style:column-width="7.11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329cm"/>
    </style:style>
    <style:style style:name="co10" style:family="table-column">
      <style:table-column-properties fo:break-before="auto" style:column-width="6.059cm"/>
    </style:style>
    <style:style style:name="co11" style:family="table-column">
      <style:table-column-properties fo:break-before="auto" style:column-width="10.118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56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8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1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0.679cm" fo:break-before="auto" style:use-optimal-row-height="true"/>
    </style:style>
    <style:style style:name="ro10" style:family="table-row">
      <style:table-row-properties style:row-height="1.258cm" fo:break-before="auto" style:use-optimal-row-height="true"/>
    </style:style>
    <style:style style:name="ro11" style:family="table-row">
      <style:table-row-properties style:row-height="3.51cm" fo:break-before="auto" style:use-optimal-row-height="true"/>
    </style:style>
    <style:style style:name="ro12" style:family="table-row">
      <style:table-row-properties style:row-height="1.21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105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49" style:family="table-cell" style:parent-style-name="Default">
      <style:table-cell-properties fo:background-color="#ffffd7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2" style:family="table-cell" style:parent-style-name="Default">
      <style:table-cell-properties fo:background-color="#ffffd7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8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8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97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8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ackground-color="#dee6ef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91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2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93" style:family="table-cell" style:parent-style-name="Default">
      <style:table-cell-properties fo:background-color="#dee6ef"/>
    </style:style>
    <style:style style:name="ce94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71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98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9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f6f9d4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02" style:family="table-cell" style:parent-style-name="Default">
      <style:table-cell-properties fo:background-color="#f6f9d4"/>
    </style:style>
    <style:style style:name="ce6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77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8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7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76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8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74pt solid #000000"/>
      <style:text-properties style:font-name="굴림" style:font-name-asian="굴림"/>
    </style:style>
    <style:style style:name="ce84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85" style:family="table-cell" style:parent-style-name="Default">
      <style:table-cell-properties fo:background-color="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05"/>
        <table:table-column table:style-name="co3" table:default-cell-style-name="ce105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38" office:value-type="string" calcext:value-type="string">
            <text:p>게임 링크</text:p>
          </table:table-cell>
          <table:table-cell table:style-name="ce38" office:value-type="string" calcext:value-type="string">
            <text:p>출시년도</text:p>
          </table:table-cell>
          <table:table-cell table:style-name="ce38" office:value-type="string" calcext:value-type="string">
            <text:p>장르</text:p>
          </table:table-cell>
          <table:table-cell table:style-name="ce8" office:value-type="string" calcext:value-type="string">
            <text:p>개발사 / 개발자 1</text:p>
          </table:table-cell>
          <table:table-cell table:style-name="ce66" office:value-type="string" calcext:value-type="string">
            <text:p>개발사 / 개발자 2</text:p>
          </table:table-cell>
          <table:table-cell table:style-name="ce38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4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0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54" table:content-validation-name="val2" office:value-type="string" calcext:value-type="string">
            <text:p>dummy</text:p>
          </table:table-cell>
          <table:table-cell table:style-name="ce40" table:content-validation-name="val2"/>
          <table:table-cell table:style-name="ce49" table:content-validation-name="val3" office:value-type="string" calcext:value-type="string">
            <text:p>dummy</text:p>
          </table:table-cell>
          <table:table-cell table:style-name="ce49" table:content-validation-name="val3" table:number-columns-repeated="2"/>
          <table:table-cell table:style-name="ce26"/>
          <table:table-cell table:style-name="ce4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4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ediBang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evmaru Inc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KINA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EROSO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INTROCKE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4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unflo Lab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tudio Doodal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Onfire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49" table:content-validation-name="val3" office:value-type="string" calcext:value-type="string">
            <text:p>HIKE Inc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REMIMORY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arange Projec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OTORI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49" table:content-validation-name="val3" office:value-type="string" calcext:value-type="string">
            <text:p>KIWIWALK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RES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Monad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Monad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NDICAVA INTERACTIV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ETTU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YBE IM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uff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Uneducated Game Studi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akehashi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parky Studios</text:p>
          </table:table-cell>
          <table:table-cell table:style-name="ce49" table:content-validation-name="val3" office:value-type="string" calcext:value-type="string">
            <text:p>Sejong Univ. PandoraCube</text:p>
          </table:table-cell>
          <table:table-cell table:style-name="ce49" table:content-validation-name="val3"/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uff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UNNY SIDE UP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4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Shedin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YGGDRASIL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almsof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LLAF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4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ALESSHOP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49" table:content-validation-name="val3" office:value-type="string" calcext:value-type="string">
            <text:p>Sinkhole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voCavo</text:p>
          </table:table-cell>
          <table:table-cell table:style-name="ce49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akao Games Europe B.V. (EU,NA,OCE)</text:p>
          </table:table-cell>
          <table:table-cell table:style-name="ce49" table:content-validation-name="val3" office:value-type="string" calcext:value-type="string">
            <text:p>Nimble Neuron (Excluding EU,NA,OCE)</text:p>
          </table:table-cell>
          <table:table-cell table:style-name="ce49" table:content-validation-name="val3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5minlab Corp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(주)행복한다람쥐단( Happy Daram Inc. )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voCav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Al Fine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Dandylion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am Samoyed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GRAVITY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ECATREE GAME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깡토 스튜디오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ardtalk Studi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NEOPOPCORN Corp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49" table:content-validation-name="val3" office:value-type="string" calcext:value-type="string">
            <text:p>Turtle Cream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UMPKIM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GRAVITY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tthewston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CRES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Onfire Game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4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 Co.,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uff 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BukGwak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andMade Gam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Jamong Inc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gic Cube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heritz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IRONMACE </text:p>
          </table:table-cell>
          <table:table-cell table:style-name="ce52" table:content-validation-name="val3" table:number-columns-repeated="2"/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GlassCats</text:p>
          </table:table-cell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4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XINESS Co,. Ltd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Valsar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Valsar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TEAM HORAY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49" table:content-validation-name="val3" office:value-type="string" calcext:value-type="string">
            <text:p>Neonovice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M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tudio Sot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ase0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ena MAKF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5minlab Corp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49" table:content-validation-name="val3" office:value-type="string" calcext:value-type="string">
            <text:p>Afeel inc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omi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rojectMoon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rojectMoon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Ocean Drive Studio, Inc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ANGEN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49" table:content-validation-name="val3" office:value-type="string" calcext:value-type="string">
            <text:p>Smilegate Stov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gic Cub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voCav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Alpheratz*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heritz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inogames Inc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jacktostudio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oochoo Game Studio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BK dddDang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eemo Sof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YJM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h.ZBK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RAFTON, Inc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andLE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Zero Rock Entertainmen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RainbowStudio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assel Games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Cassel Game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52" table:content-validation-name="val3" office:value-type="string" calcext:value-type="string">
            <text:p>Nicalis, Inc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omi</text:p>
          </table:table-cell>
          <table:table-cell table:style-name="ce52" table:content-validation-name="val3" office:value-type="string" calcext:value-type="string">
            <text:p>Zero Rock Entertainment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Zero Rock Entertainment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IKE Inc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Cogoo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Zero Rock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HandMade Game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Nanali Studios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office:value-type="string" calcext:value-type="string">
            <text:p>WhisperGames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DeerFarm</text:p>
          </table:table-cell>
          <table:table-cell table:style-name="ce49" table:content-validation-name="val3" table:number-columns-repeated="2"/>
          <table:table-cell table:style-name="ce26"/>
          <table:table-cell table:style-name="ce37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Action Square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Jellypig Games</text:p>
          </table:table-cell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MACKINN7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ixellore Inc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KRAFTON, Inc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office:value-type="string" calcext:value-type="string">
            <text:p>WhisperGames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PsychoFlux Entertainment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Embark Studio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omi</text:p>
          </table:table-cell>
          <table:table-cell table:style-name="ce52" table:content-validation-name="val3" office:value-type="string" calcext:value-type="string">
            <text:p>indienova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49" table:content-validation-name="val3" office:value-type="string" calcext:value-type="string">
            <text:p>NEOWIZ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Headup</text:p>
          </table:table-cell>
          <table:table-cell table:style-name="ce52" table:content-validation-name="val3" office:value-type="string" calcext:value-type="string">
            <text:p>WhisperGames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TBA</text:p>
          </table:table-cell>
          <table:table-cell table:style-name="ce49" table:content-validation-name="val3" table:number-columns-repeated="2"/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ndigoBlue Game Studio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OurTurn Games</text:p>
          </table:table-cell>
          <table:table-cell table:style-name="ce49" table:content-validation-name="val3" table:number-columns-repeated="2"/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4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Ice Shovel Soft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Pqube</text:p>
          </table:table-cell>
          <table:table-cell table:style-name="ce52" table:content-validation-name="val3" office:value-type="string" calcext:value-type="string">
            <text:p>SONNORI Corp</text:p>
          </table:table-cell>
          <table:table-cell table:style-name="ce52" table:content-validation-name="val3"/>
          <table:table-cell table:style-name="ce27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Rootnstudio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49" table:content-validation-name="val3" office:value-type="string" calcext:value-type="string">
            <text:p>CFK Co., Ltd.</text:p>
          </table:table-cell>
          <table:table-cell table:style-name="ce49" table:content-validation-name="val3" table:number-columns-repeated="2"/>
          <table:table-cell table:style-name="ce26"/>
          <table:table-cell table:style-name="ce2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52" table:content-validation-name="val3" office:value-type="string" calcext:value-type="string">
            <text:p>SuperGG.com</text:p>
          </table:table-cell>
          <table:table-cell table:style-name="ce52" table:content-validation-name="val3" table:number-columns-repeated="2"/>
          <table:table-cell table:style-name="ce27"/>
          <table:table-cell table:style-name="ce2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29" table:number-columns-repeated="2"/>
          <table:table-cell table:style-name="ce56"/>
          <table:table-cell table:style-name="ce50"/>
          <table:table-cell table:style-name="ce22" table:number-columns-repeated="4"/>
          <table:table-cell/>
        </table:table-row>
        <table:table-row table:style-name="ro1" table:number-rows-repeated="104837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189">
            <calcext:condition calcext:apply-style-name="Error" calcext:value="duplicate" calcext:base-cell-address="list.B3"/>
          </calcext:conditional-format>
          <calcext:conditional-format calcext:target-range-address="list.C3:list.C18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05"/>
        <table:table-column table:style-name="co16" table:default-cell-style-name="ce93"/>
        <table:table-column table:style-name="co17" table:default-cell-style-name="Default"/>
        <table:table-column table:style-name="co18" table:default-cell-style-name="ce10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81" office:value-type="string" calcext:value-type="string">
            <text:p>개발사 이름</text:p>
          </table:table-cell>
          <table:table-cell table:style-name="ce89" office:value-type="string" calcext:value-type="string">
            <text:p>소재지</text:p>
          </table:table-cell>
          <table:table-cell table:style-name="ce89" office:value-type="string" calcext:value-type="string">
            <text:p>홈페이지/블로그</text:p>
          </table:table-cell>
          <table:table-cell table:style-name="ce89" office:value-type="string" calcext:value-type="string">
            <text:p>E-mail</text:p>
          </table:table-cell>
          <table:table-cell table:style-name="ce89" office:value-type="string" calcext:value-type="string">
            <text:p>Social Media 1</text:p>
          </table:table-cell>
          <table:table-cell table:style-name="ce89" office:value-type="string" calcext:value-type="string">
            <text:p>Social Media 2</text:p>
          </table:table-cell>
          <table:table-cell table:style-name="ce89" office:value-type="string" calcext:value-type="string">
            <text:p>Social Media 3</text:p>
          </table:table-cell>
        </table:table-row>
        <table:table-row table:style-name="ro1">
          <table:table-cell table:style-name="ce87" office:value-type="string" calcext:value-type="string">
            <text:p>(주)행복한다람쥐단( Happy Daram Inc. )</text:p>
          </table:table-cell>
          <table:table-cell table:style-name="ce90" office:value-type="string" calcext:value-type="string">
            <text:p>인천광역시 부평구 부평대로 293 부평테크시티 909호( 대표 이현정 )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2oclock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5minlab Corp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ction Square(STUDIO HG)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ction Square(Studio HG)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feel inc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 Fin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IVE Inc.</text:p>
          </table:table-cell>
          <table:table-cell table:style-name="ce90" office:value-type="string" calcext:value-type="string">
            <text:p>경기도 수원시 영통구 광교중앙로 170 301호 얼라이브 게임 스튜디오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LAF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pheratz*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LTARI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STEROID-J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AvoCavo</text:p>
          </table:table-cell>
          <table:table-cell table:style-name="ce91"/>
          <table:table-cell table:style-name="ce94"/>
          <table:table-cell table:style-name="ce98"/>
          <table:table-cell table:style-name="ce96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base0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BK dddDang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Buff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Buff Studio Co.,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andL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assel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FK Co.,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h.ZBK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halkseagull</text:p>
          </table:table-cell>
          <table:table-cell table:style-name="ce91"/>
          <table:table-cell table:style-name="ce94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odename Bo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ogo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CushKim</text:p>
          </table:table-cell>
          <table:table-cell table:style-name="ce91"/>
          <table:table-cell table:style-name="ce94"/>
          <table:table-cell table:style-name="ce98"/>
          <table:table-cell table:style-name="ce14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DakeCraft</text:p>
          </table:table-cell>
          <table:table-cell table:style-name="ce91"/>
          <table:table-cell table:style-name="ce14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99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" office:value-type="string" calcext:value-type="string">
            <text:p>Discord: 데크크래프트#4923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Dandyli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arong Studio</text:p>
          </table:table-cell>
          <table:table-cell table:style-name="ce90" office:value-type="string" calcext:value-type="string">
            <text:p>경기도 성남시 분당구 성남대로331번길 8, 19층 (정자동,킨스타워)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CATREE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erFarm</text:p>
          </table:table-cell>
          <table:table-cell table:style-name="ce91"/>
          <table:table-cell table:style-name="ce94"/>
          <table:table-cell table:style-name="ce100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vespresso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evmaru Inc.</text:p>
          </table:table-cell>
          <table:table-cell table:style-name="ce91" office:value-type="string" calcext:value-type="string">
            <text:p>경기도 용인시 수지구 신수로 767 분당수지U타워 a동 1701호</text:p>
          </table:table-cell>
          <table:table-cell table:style-name="ce14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izcon</text:p>
          </table:table-cell>
          <table:table-cell table:style-name="ce91" office:value-type="string" calcext:value-type="string">
            <text:p>부산광역시 사상구 주례로 47, 동서대학교 시티엘관(15번건물) 104호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OTORI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dumm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Embark Studios</text:p>
          </table:table-cell>
          <table:table-cell table:style-name="ce91"/>
          <table:table-cell table:style-name="ce96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feemodev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2">
          <table:table-cell table:style-name="ce87" office:value-type="string" calcext:value-type="string">
            <text:p>FLINT</text:p>
          </table:table-cell>
          <table:table-cell table:style-name="ce90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FrogPart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G1 Playground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GlassCat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HandMade Gam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Hardtalk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Hoochoo Game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ce Shovel 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KINA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ndev-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NDICAVA INTERACTIV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ndigoBlue Game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IRONMACE 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ckto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emin Park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esung Kim, Jongseop Lee, Hyunggu Ha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among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ellypig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JellySnow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Kena MAKF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KIWIWALK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KRAFTON,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LeeBbunsik</text:p>
          </table:table-cell>
          <table:table-cell table:style-name="ce91"/>
          <table:table-cell table:style-name="ce9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98" office:value-type="string" calcext:value-type="string">
            <text:p><text:a xlink:href="mailto:malgoos7949@gmail.com" xlink:type="simple">malgoos7949@gmail.com</text:a></text:p>
          </table:table-cell>
          <table:table-cell table:style-name="ce94" office:value-type="string" calcext:value-type="string">
            <text:p><text:a xlink:href="https://twitter.com/LeeBbunsik" xlink:type="simple">https://twitter.com/LeeBbunsik</text:a></text:p>
          </table:table-cell>
          <table:table-cell table:style-name="ce9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94"/>
        </table:table-row>
        <table:table-row table:style-name="ro1">
          <table:table-cell table:style-name="ce87" office:value-type="string" calcext:value-type="string">
            <text:p>Lyrebird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ACKINN7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3">
          <table:table-cell table:style-name="ce87" office:value-type="string" calcext:value-type="string">
            <text:p>Magic Cube</text:p>
          </table:table-cell>
          <table:table-cell table:style-name="ce91" office:value-type="string" calcext:value-type="string">
            <text:p>1219,Bucksan e-Centum Class One, 99, Centum dong-ro,</text:p>
            <text:p>Haeundae-gu, Busan, Korea</text:p>
          </table:table-cell>
          <table:table-cell table:style-name="ce94"/>
          <table:table-cell table:style-name="ce9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atthewston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egusta Gam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etacra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idnightWork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INTROCKE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M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onster Guide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Moonlab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anali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eonovice Co.,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EOPOPCORN Corp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EOWIZ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imble Neur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Nomary</text:p>
          </table:table-cell>
          <table:table-cell table:style-name="ce91"/>
          <table:table-cell table:style-name="ce94"/>
          <table:table-cell table:style-name="ce98"/>
          <table:table-cell table:style-name="ce14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94" table:number-columns-repeated="2"/>
        </table:table-row>
        <table:table-row table:style-name="ro1">
          <table:table-cell table:style-name="ce87" office:value-type="string" calcext:value-type="string">
            <text:p>Ocean Drive Studio,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Onfire Games</text:p>
          </table:table-cell>
          <table:table-cell table:style-name="ce91"/>
          <table:table-cell table:style-name="ce14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ooze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OutsiderKids Corp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.S.B (iNsOoL)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alm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arange Projec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iedPipers Tea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ixellore Inc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okPoong Game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rojectMo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PUMPKI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QuattroGear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ainbow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EMIMOR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EXECH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ootless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Rootnstudio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EROSO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hedi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inkhole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omi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7" office:value-type="string" calcext:value-type="string">
            <text:p>SONNORI Corp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outhpaw Games Co., Ltd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parky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PRING Games</text:p>
          </table:table-cell>
          <table:table-cell table:style-name="ce91"/>
          <table:table-cell table:style-name="ce94" office:value-type="string" calcext:value-type="string">
            <text:p><text:a xlink:href="https://www.springtoast.com/" xlink:type="simple">https://www.springtoast.com/</text:a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QUARE PIXEL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3">
          <table:table-cell table:style-name="ce88" office:value-type="string" calcext:value-type="string">
            <text:p>Starlike Inc.</text:p>
          </table:table-cell>
          <table:table-cell table:style-name="ce90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riking Distance Studios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udio Doodal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UDIO HG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tudio LEF</text:p>
          </table:table-cell>
          <table:table-cell table:style-name="ce91"/>
          <table:table-cell table:style-name="ce94"/>
          <table:table-cell table:style-name="ce98"/>
          <table:table-cell table:style-name="ce9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94" table:number-columns-repeated="2"/>
        </table:table-row>
        <table:table-row table:style-name="ro1">
          <table:table-cell table:style-name="ce88" office:value-type="string" calcext:value-type="string">
            <text:p>Studio Sot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3">
          <table:table-cell table:style-name="ce88" office:value-type="string" calcext:value-type="string">
            <text:p>Sujin Ri, Marcos Arroyo, Seona Lee, Somi Lee, Sohyeon Je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3">
          <table:table-cell table:style-name="ce88" office:value-type="string" calcext:value-type="string">
            <text:p>Sujin Ri, Yunjeong Yun, Hyein Go, Minsu Ock, Marcos Arroyo, Seona Lee, Sohyeon Je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unflo Labs</text:p>
          </table:table-cell>
          <table:table-cell table:style-name="ce91"/>
          <table:table-cell table:style-name="ce14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SUNNY SIDE UP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4">
          <table:table-cell table:style-name="ce88" office:value-type="string" calcext:value-type="string">
            <text:p>TALESSHOP Co., Ltd.</text:p>
          </table:table-cell>
          <table:table-cell table:style-name="ce91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217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ETTU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Gypsophila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HORAY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Monad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 Samoyed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amSunea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eemo Soft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inogames Inc.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Turtle Cream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Uneducated Game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Valsar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6">
          <table:table-cell table:style-name="ce88" office:value-type="string" calcext:value-type="string">
            <text:p>WAFFLE GAMES</text:p>
          </table:table-cell>
          <table:table-cell table:style-name="ce90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WID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WONDER POTI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XINESS Co,. Ltd.</text:p>
          </table:table-cell>
          <table:table-cell table:style-name="ce90" office:value-type="string" calcext:value-type="string">
            <text:p>서울 구로구 디지털로33길 11, 503호</text:p>
          </table:table-cell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YGGDRASIL STUDIO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ZZICON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>
          <table:table-cell table:style-name="ce88" office:value-type="string" calcext:value-type="string">
            <text:p>깡토 스튜디오</text:p>
          </table:table-cell>
          <table:table-cell table:style-name="ce91"/>
          <table:table-cell table:style-name="ce94"/>
          <table:table-cell table:style-name="ce98"/>
          <table:table-cell table:style-name="ce94" table:number-columns-repeated="3"/>
        </table:table-row>
        <table:table-row table:style-name="ro1" table:number-rows-repeated="7">
          <table:table-cell table:style-name="ce95"/>
          <table:table-cell table:style-name="ce92"/>
          <table:table-cell table:style-name="ce71"/>
          <table:table-cell table:style-name="ce101"/>
          <table:table-cell table:style-name="ce71" table:number-columns-repeated="3"/>
        </table:table-row>
        <table:table-row table:style-name="ro1" table:number-rows-repeated="861">
          <table:table-cell table:style-name="ce97"/>
          <table:table-cell table:number-columns-repeated="6"/>
        </table:table-row>
        <table:table-row table:style-name="ro1" table:number-rows-repeated="1047572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developer.A2:developer.A101">
            <calcext:condition calcext:apply-style-name="Error" calcext:value="duplicate" calcext:base-cell-address="developer.A2"/>
          </calcext:conditional-format>
          <calcext:conditional-format calcext:target-range-address="developer.A1:developer.A100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2" table:default-cell-style-name="ce84"/>
        <table:table-column table:style-name="co14" table:default-cell-style-name="ce85"/>
        <table:table-row table:style-name="ro1">
          <table:table-cell table:style-name="ce63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77" office:value-type="string" calcext:value-type="string">
            <text:p>dumm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10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10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Al Fi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AvoCav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ase0</text:p>
          </table:table-cell>
          <table:table-cell/>
        </table:table-row>
        <table:table-row table:style-name="ro1">
          <table:table-cell table:style-name="ce110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10" office:value-type="string" calcext:value-type="string">
            <text:p>CandLE</text:p>
          </table:table-cell>
          <table:table-cell/>
        </table:table-row>
        <table:table-row table:style-name="ro1">
          <table:table-cell table:style-name="ce110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76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Ch.ZBK</text:p>
          </table:table-cell>
          <table:table-cell/>
        </table:table-row>
        <table:table-row table:style-name="ro1">
          <table:table-cell table:style-name="ce110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10" office:value-type="string" calcext:value-type="string">
            <text:p>Cog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CRES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10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10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10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82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10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10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Headup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10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10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10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10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82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82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10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10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MME</text:p>
          </table:table-cell>
          <table:table-cell/>
        </table:table-row>
        <table:table-row table:style-name="ro1">
          <table:table-cell table:style-name="ce110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10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76" office:value-type="string" calcext:value-type="string">
            <text:p>NEOWIZ</text:p>
          </table:table-cell>
          <table:table-cell/>
        </table:table-row>
        <table:table-row table:style-name="ro1">
          <table:table-cell table:style-name="ce110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10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10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10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10" office:value-type="string" calcext:value-type="string">
            <text:p>Pqube</text:p>
          </table:table-cell>
          <table:table-cell/>
        </table:table-row>
        <table:table-row table:style-name="ro1">
          <table:table-cell table:style-name="ce110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10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10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82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EROSOO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hedin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10" office:value-type="string" calcext:value-type="string">
            <text:p>Somi</text:p>
          </table:table-cell>
          <table:table-cell/>
        </table:table-row>
        <table:table-row table:style-name="ro1">
          <table:table-cell table:style-name="ce110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10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79" table:content-validation-name="val3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10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10" office:value-type="string" calcext:value-type="string">
            <text:p>TBA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10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10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10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Valsar</text:p>
          </table:table-cell>
          <table:table-cell/>
        </table:table-row>
        <table:table-row table:style-name="ro1">
          <table:table-cell table:style-name="ce110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10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10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78" table:content-validation-name="val3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83"/>
          <table:table-cell/>
        </table:table-row>
        <table:table-row table:style-name="ro1" table:number-rows-repeated="1048375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publisher.A2:publisher.A200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02" table:on-update-keep-styles="true" table:on-update-keep-size="false"/>
        <table:database-range table:name="developer_table" table:target-range-address="developer.A2:developer.F1002" table:on-update-keep-styles="true" table:on-update-keep-size="false"/>
        <table:database-range table:name="game_table" table:target-range-address="list.B168:list.C169" table:on-update-keep-styles="true" table:on-update-keep-size="false"/>
        <table:database-range table:name="publisher_name_list" table:target-range-address="publisher.A2:publisher.A1000" table:on-update-keep-styles="true" table:on-update-keep-size="false"/>
        <table:database-range table:name="__Anonymous_Sheet_DB__0" table:target-range-address="list.B2:list.I18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F14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3:publisher.A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4:20:30.64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4-01-03T14:23:36.190000000</dc:date>
    <meta:editing-duration>P1DT15H56M36S</meta:editing-duration>
    <meta:editing-cycles>582</meta:editing-cycles>
    <meta:document-statistic meta:table-count="3" meta:cell-count="173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+ 1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